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uk" fo:country="UA"/>
    </style:style>
    <style:style style:name="P2" style:parent-style-name="Normal" style:family="paragraph">
      <style:text-properties fo:language="uk" fo:country="UA"/>
    </style:style>
    <style:style style:name="T3" style:parent-style-name="DefaultParagraphFont" style:family="text">
      <style:text-properties fo:language="uk" fo:country="UA"/>
    </style:style>
    <style:style style:name="T4" style:parent-style-name="DefaultParagraphFont" style:family="text">
      <style:text-properties fo:language="uk" fo:country="UA"/>
    </style:style>
    <style:style style:name="P5" style:parent-style-name="Normal" style:family="paragraph">
      <style:text-properties fo:language="uk" fo:country="UA"/>
    </style:style>
    <style:style style:name="T6" style:parent-style-name="DefaultParagraphFont" style:family="text">
      <style:text-properties fo:language="uk" fo:country="UA"/>
    </style:style>
    <style:style style:name="T7" style:parent-style-name="DefaultParagraphFont" style:family="text">
      <style:text-properties fo:language="uk" fo:country="UA"/>
    </style:style>
    <style:style style:name="T8" style:parent-style-name="DefaultParagraphFont" style:family="text">
      <style:text-properties fo:language="uk" fo:country="UA"/>
    </style:style>
    <style:style style:name="T9" style:parent-style-name="DefaultParagraphFont" style:family="text">
      <style:text-properties fo:language="uk" fo:country="UA"/>
    </style:style>
    <style:style style:name="T10" style:parent-style-name="DefaultParagraphFont" style:family="text">
      <style:text-properties fo:language="uk" fo:country="UA"/>
    </style:style>
    <style:style style:name="T11" style:parent-style-name="DefaultParagraphFont" style:family="text">
      <style:text-properties fo:language="uk" fo:country="UA"/>
    </style:style>
    <style:style style:name="T12" style:parent-style-name="DefaultParagraphFont" style:family="text">
      <style:text-properties fo:language="uk" fo:country="UA"/>
    </style:style>
    <style:style style:name="P13" style:parent-style-name="Normal" style:family="paragraph">
      <style:text-properties fo:language="uk" fo:country="UA"/>
    </style:style>
    <style:style style:name="T14" style:parent-style-name="DefaultParagraphFont" style:family="text">
      <style:text-properties fo:language="uk" fo:country="UA"/>
    </style:style>
    <style:style style:name="T15" style:parent-style-name="DefaultParagraphFont" style:family="text">
      <style:text-properties fo:language="uk" fo:country="UA"/>
    </style:style>
    <style:style style:name="T16" style:parent-style-name="DefaultParagraphFont" style:family="text">
      <style:text-properties fo:language="uk" fo:country="UA"/>
    </style:style>
    <style:style style:name="P17" style:parent-style-name="Normal" style:family="paragraph">
      <style:text-properties fo:language="uk" fo:country="UA"/>
    </style:style>
    <style:style style:name="P18" style:parent-style-name="Normal" style:family="paragraph">
      <style:text-properties fo:language="uk" fo:country="UA"/>
    </style:style>
    <style:style style:name="T19" style:parent-style-name="DefaultParagraphFont" style:family="text">
      <style:text-properties fo:color="#0070C0" fo:language="uk" fo:country="UA"/>
    </style:style>
    <style:style style:name="T20" style:parent-style-name="null" style:family="text">
      <style:text-properties fo:color="#0070C0"/>
    </style:style>
    <style:style style:name="T21" style:parent-style-name="null" style:family="text">
      <style:text-properties fo:color="#0070C0"/>
    </style:style>
    <style:style style:name="T22" style:parent-style-name="null" style:family="text">
      <style:text-properties fo:color="#0070C0"/>
    </style:style>
    <style:style style:name="P23" style:parent-style-name="Normal" style:family="paragraph">
      <style:text-properties fo:language="uk" fo:country="UA"/>
    </style:style>
    <style:style style:name="T24" style:parent-style-name="DefaultParagraphFont" style:family="text">
      <style:text-properties fo:color="#FF0000" fo:language="uk" fo:country="UA"/>
    </style:style>
    <style:style style:name="T25" style:parent-style-name="null" style:family="text">
      <style:text-properties fo:color="#FF0000"/>
    </style:style>
    <style:style style:name="T26" style:parent-style-name="null" style:family="text">
      <style:text-properties fo:color="#FF0000"/>
    </style:style>
    <style:style style:name="T27" style:parent-style-name="DefaultParagraphFont" style:family="text">
      <style:text-properties fo:color="#0070C0" fo:language="uk" fo:country="UA"/>
    </style:style>
    <style:style style:name="T28" style:parent-style-name="DefaultParagraphFont" style:family="text">
      <style:text-properties fo:color="#0070C0"/>
    </style:style>
    <style:style style:name="T29" style:parent-style-name="DefaultParagraphFont" style:family="text">
      <style:text-properties fo:color="#0070C0"/>
    </style:style>
    <style:style style:name="T30" style:parent-style-name="DefaultParagraphFont" style:family="text">
      <style:text-properties fo:color="#0070C0"/>
    </style:style>
    <style:style style:name="T31" style:parent-style-name="DefaultParagraphFont" style:family="text">
      <style:text-properties fo:color="#0070C0"/>
    </style:style>
    <style:style style:name="T32" style:parent-style-name="DefaultParagraphFont" style:family="text">
      <style:text-properties fo:color="#0070C0" fo:language="uk" fo:country="UA"/>
    </style:style>
    <style:style style:name="T33" style:parent-style-name="DefaultParagraphFont" style:family="text">
      <style:text-properties fo:color="#0070C0"/>
    </style:style>
    <style:style style:name="P34" style:parent-style-name="Normal" style:family="paragraph">
      <style:text-properties fo:language="uk" fo:country="UA"/>
    </style:style>
    <style:style style:name="T35" style:parent-style-name="DefaultParagraphFont" style:family="text">
      <style:text-properties fo:language="uk" fo:country="UA"/>
    </style:style>
    <style:style style:name="T36" style:parent-style-name="DefaultParagraphFont" style:family="text">
      <style:text-properties fo:language="uk" fo:country="UA"/>
    </style:style>
    <style:style style:name="T37" style:parent-style-name="DefaultParagraphFont" style:family="text">
      <style:text-properties fo:language="uk" fo:country="UA"/>
    </style:style>
    <style:style style:name="T38" style:parent-style-name="DefaultParagraphFont" style:family="text">
      <style:text-properties fo:language="uk" fo:country="UA"/>
    </style:style>
    <style:style style:name="T39" style:parent-style-name="DefaultParagraphFont" style:family="text">
      <style:text-properties fo:language="uk" fo:country="UA"/>
    </style:style>
    <style:style style:name="P40" style:parent-style-name="Standard" style:family="paragraph">
      <style:paragraph-properties fo:widows="2" fo:orphans="2" style:vertical-align="auto" fo:text-indent="0.3937in"/>
    </style:style>
    <style:style style:name="T41" style:parent-style-name="DefaultParagraphFont" style:family="text"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T42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 fo:language="uk" fo:country="UA" style:language-asian="en" style:country-asian="US" style:language-complex="ar" style:country-complex="SA"/>
    </style:style>
    <style:style style:name="T43" style:parent-style-name="DefaultParagraphFont" style:family="text"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T44" style:parent-style-name="DefaultParagraphFont" style:family="text">
      <style:text-properties style:font-name="Times New Roman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45" style:parent-style-name="DefaultParagraphFont" style:family="text"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T46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 fo:language="uk" fo:country="UA" style:language-asian="en" style:country-asian="US" style:language-complex="ar" style:country-complex="SA"/>
    </style:style>
    <style:style style:name="T47" style:parent-style-name="DefaultParagraphFont" style:family="text"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T48" style:parent-style-name="DefaultParagraphFont" style:family="text">
      <style:text-properties style:font-name="Times New Roman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49" style:parent-style-name="DefaultParagraphFont" style:family="text"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T50" style:parent-style-name="DefaultParagraphFont" style:family="text">
      <style:text-properties style:font-name="Times New Roman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51" style:parent-style-name="DefaultParagraphFont" style:family="text"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T52" style:parent-style-name="DefaultParagraphFont" style:family="text">
      <style:text-properties style:font-name="Times New Roman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53" style:parent-style-name="DefaultParagraphFont" style:family="text"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P54" style:parent-style-name="Standard" style:family="paragraph">
      <style:paragraph-properties fo:widows="2" fo:orphans="2" style:vertical-align="auto" fo:text-indent="0.3937in"/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P55" style:parent-style-name="Standard" style:family="paragraph">
      <style:paragraph-properties fo:widows="2" fo:orphans="2" style:vertical-align="auto" fo:text-indent="0.3937in"/>
    </style:style>
    <style:style style:name="T56" style:parent-style-name="DefaultParagraphFont" style:family="text"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T57" style:parent-style-name="DefaultParagraphFont" style:family="text">
      <style:text-properties style:font-name="Times New Roman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58" style:parent-style-name="Standard" style:family="paragraph">
      <style:paragraph-properties fo:widows="2" fo:orphans="2" style:vertical-align="auto" fo:text-indent="0.3937in"/>
    </style:style>
    <style:style style:name="T59" style:parent-style-name="DefaultParagraphFont" style:family="text"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T60" style:parent-style-name="DefaultParagraphFont" style:family="text">
      <style:text-properties style:font-name="Times New Roman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61" style:parent-style-name="DefaultParagraphFont" style:family="text"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T62" style:parent-style-name="DefaultParagraphFont" style:family="text">
      <style:text-properties style:font-name="Times New Roman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63" style:parent-style-name="DefaultParagraphFont" style:family="text">
      <style:text-properties style:font-name="Times New Roman" fo:language="uk" fo:country="UA"/>
    </style:style>
    <style:style style:name="T64" style:parent-style-name="DefaultParagraphFont" style:family="text">
      <style:text-properties style:font-name="Times New Roman"/>
    </style:style>
    <style:style style:name="T65" style:parent-style-name="DefaultParagraphFont" style:family="text">
      <style:text-properties style:font-name="Times New Roman"/>
    </style:style>
    <style:style style:name="T66" style:parent-style-name="DefaultParagraphFont" style:family="text">
      <style:text-properties style:font-name="Times New Roman" fo:language="uk" fo:country="UA"/>
    </style:style>
    <style:style style:name="T67" style:parent-style-name="DefaultParagraphFont" style:family="text">
      <style:text-properties style:font-name="Times New Roman"/>
    </style:style>
    <style:style style:name="P68" style:parent-style-name="Normal" style:family="paragraph">
      <style:text-properties fo:language="uk" fo:country="UA"/>
    </style:style>
    <style:style style:name="P69" style:parent-style-name="Normal" style:family="paragraph">
      <style:text-properties fo:language="uk" fo:country="UA"/>
    </style:style>
    <style:style style:name="T70" style:parent-style-name="DefaultParagraphFont" style:family="text">
      <style:text-properties fo:color="#0070C0" fo:language="uk" fo:country="UA"/>
    </style:style>
    <style:style style:name="T71" style:parent-style-name="null" style:family="text">
      <style:text-properties fo:color="#0070C0"/>
    </style:style>
    <style:style style:name="P72" style:parent-style-name="Normal" style:family="paragraph">
      <style:text-properties fo:language="uk" fo:country="UA"/>
    </style:style>
    <style:style style:name="P73" style:parent-style-name="Normal" style:family="paragraph">
      <style:text-properties fo:language="uk" fo:country="UA"/>
    </style:style>
    <style:style style:name="P74" style:parent-style-name="Standard" style:family="paragraph">
      <style:paragraph-properties fo:widows="2" fo:orphans="2" style:vertical-align="auto" fo:text-indent="0.3937in"/>
    </style:style>
    <style:style style:name="T75" style:parent-style-name="DefaultParagraphFont" style:family="text"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T76" style:parent-style-name="DefaultParagraphFont" style:family="text"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T77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 fo:language="uk" fo:country="UA" style:language-asian="en" style:country-asian="US" style:language-complex="ar" style:country-complex="SA"/>
    </style:style>
    <style:style style:name="T78" style:parent-style-name="DefaultParagraphFont" style:family="text"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T79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 fo:language="uk" fo:country="UA" style:language-asian="en" style:country-asian="US" style:language-complex="ar" style:country-complex="SA"/>
    </style:style>
    <style:style style:name="T80" style:parent-style-name="DefaultParagraphFont" style:family="text"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T81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 fo:language="uk" fo:country="UA" style:language-asian="en" style:country-asian="US" style:language-complex="ar" style:country-complex="SA"/>
    </style:style>
    <style:style style:name="T82" style:parent-style-name="DefaultParagraphFont" style:family="text"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T83" style:parent-style-name="DefaultParagraphFont" style:family="text">
      <style:text-properties style:font-name="Times New Roman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4" style:parent-style-name="DefaultParagraphFont" style:family="text"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T85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 fo:language="uk" fo:country="UA" style:language-asian="en" style:country-asian="US" style:language-complex="ar" style:country-complex="SA"/>
    </style:style>
    <style:style style:name="T86" style:parent-style-name="DefaultParagraphFont" style:family="text"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T87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 fo:language="uk" fo:country="UA" style:language-asian="en" style:country-asian="US" style:language-complex="ar" style:country-complex="SA"/>
    </style:style>
    <style:style style:name="T88" style:parent-style-name="DefaultParagraphFont" style:family="text"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T89" style:parent-style-name="DefaultParagraphFont" style:family="text">
      <style:text-properties style:font-name="Times New Roman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0" style:parent-style-name="DefaultParagraphFont" style:family="text"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P91" style:parent-style-name="Standard" style:family="paragraph">
      <style:paragraph-properties fo:widows="2" fo:orphans="2" style:vertical-align="auto"/>
      <style:text-properties fo:language="uk" fo:country="UA"/>
    </style:style>
    <style:style style:name="P92" style:parent-style-name="Standard" style:family="paragraph">
      <style:paragraph-properties fo:widows="2" fo:orphans="2" style:vertical-align="auto"/>
    </style:style>
    <style:style style:name="T93" style:parent-style-name="DefaultParagraphFont" style:family="text">
      <style:text-properties fo:color="#0070C0" fo:language="uk" fo:country="UA"/>
    </style:style>
    <style:style style:name="T94" style:parent-style-name="null" style:family="text">
      <style:text-properties fo:color="#0070C0"/>
    </style:style>
    <style:style style:name="T95" style:parent-style-name="null" style:family="text">
      <style:text-properties fo:color="#0070C0" fo:language="uk" fo:country="UA"/>
    </style:style>
    <style:style style:name="T96" style:parent-style-name="null" style:family="text">
      <style:text-properties fo:color="#0070C0"/>
    </style:style>
    <style:style style:name="T97" style:parent-style-name="null" style:family="text">
      <style:text-properties fo:color="#0070C0"/>
    </style:style>
    <style:style style:name="T98" style:parent-style-name="null" style:family="text">
      <style:text-properties fo:color="#0070C0" fo:language="uk" fo:country="UA"/>
    </style:style>
    <style:style style:name="T99" style:parent-style-name="null" style:family="text">
      <style:text-properties fo:color="#0070C0"/>
    </style:style>
    <style:style style:name="T100" style:parent-style-name="null" style:family="text">
      <style:text-properties fo:color="#0070C0"/>
    </style:style>
    <style:style style:name="T101" style:parent-style-name="null" style:family="text">
      <style:text-properties fo:color="#0070C0" fo:language="uk" fo:country="UA"/>
    </style:style>
    <style:style style:name="T102" style:parent-style-name="null" style:family="text">
      <style:text-properties fo:color="#0070C0"/>
    </style:style>
    <style:style style:name="P103" style:parent-style-name="Standard" style:family="paragraph">
      <style:paragraph-properties fo:widows="2" fo:orphans="2" style:vertical-align="auto"/>
      <style:text-properties fo:language="uk" fo:country="UA"/>
    </style:style>
    <style:style style:name="P104" style:parent-style-name="Standard" style:family="paragraph">
      <style:paragraph-properties fo:widows="2" fo:orphans="2" style:vertical-align="auto"/>
    </style:style>
    <style:style style:name="T105" style:parent-style-name="DefaultParagraphFont" style:family="text">
      <style:text-properties fo:color="#FF0000" fo:language="uk" fo:country="UA"/>
    </style:style>
    <style:style style:name="T106" style:parent-style-name="null" style:family="text">
      <style:text-properties fo:color="#FF0000"/>
    </style:style>
    <style:style style:name="T107" style:parent-style-name="null" style:family="text">
      <style:text-properties fo:color="#FF0000"/>
    </style:style>
    <style:style style:name="P108" style:parent-style-name="Normal" style:family="paragraph">
      <style:text-properties fo:language="uk" fo:country="UA"/>
    </style:style>
    <style:style style:name="T109" style:parent-style-name="DefaultParagraphFont" style:family="text">
      <style:text-properties fo:language="uk" fo:country="UA"/>
    </style:style>
    <style:style style:name="T110" style:parent-style-name="DefaultParagraphFont" style:family="text">
      <style:text-properties fo:language="uk" fo:country="UA"/>
    </style:style>
    <style:style style:name="P111" style:parent-style-name="Normal" style:family="paragraph">
      <style:text-properties fo:language="uk" fo:country="UA"/>
    </style:style>
    <style:style style:name="P112" style:parent-style-name="Normal" style:family="paragraph">
      <style:text-properties fo:language="uk" fo:country="UA"/>
    </style:style>
    <style:style style:name="P113" style:parent-style-name="Normal" style:family="paragraph">
      <style:text-properties fo:language="uk" fo:country="UA"/>
    </style:style>
    <style:style style:name="P114" style:parent-style-name="Normal" style:family="paragraph">
      <style:text-properties fo:language="uk" fo:country="UA"/>
    </style:style>
    <style:style style:name="P115" style:parent-style-name="Normal" style:family="paragraph">
      <style:text-properties fo:language="uk" fo:country="UA"/>
    </style:style>
    <style:style style:name="P116" style:parent-style-name="Normal" style:family="paragraph">
      <style:text-properties fo:language="uk" fo:country="UA"/>
    </style:style>
    <style:style style:name="P117" style:parent-style-name="Normal" style:family="paragraph">
      <style:text-properties fo:language="uk" fo:country="UA"/>
    </style:style>
    <style:style style:name="T118" style:parent-style-name="DefaultParagraphFont" style:family="text">
      <style:text-properties fo:color="#0070C0" fo:language="uk" fo:country="UA"/>
    </style:style>
    <style:style style:name="T119" style:parent-style-name="null" style:family="text">
      <style:text-properties fo:color="#0070C0"/>
    </style:style>
    <style:style style:name="P120" style:parent-style-name="Normal" style:family="paragraph">
      <style:text-properties fo:language="uk" fo:country="UA"/>
    </style:style>
    <style:style style:name="T121" style:parent-style-name="DefaultParagraphFont" style:family="text">
      <style:text-properties fo:language="uk" fo:country="UA"/>
    </style:style>
    <style:style style:name="T122" style:parent-style-name="DefaultParagraphFont" style:family="text">
      <style:text-properties fo:language="uk" fo:country="UA"/>
    </style:style>
    <style:style style:name="T123" style:parent-style-name="DefaultParagraphFont" style:family="text">
      <style:text-properties fo:language="uk" fo:country="UA"/>
    </style:style>
    <style:style style:name="P124" style:parent-style-name="Standard" style:family="paragraph">
      <style:paragraph-properties fo:widows="2" fo:orphans="2" style:vertical-align="auto" fo:margin-left="0.3937in" fo:text-indent="-0.3937in">
        <style:tab-stops/>
      </style:paragraph-properties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P125" style:parent-style-name="Standard" style:family="paragraph">
      <style:paragraph-properties fo:widows="2" fo:orphans="2" style:vertical-align="auto" fo:margin-left="0.3937in" fo:text-indent="-0.3937in">
        <style:tab-stops/>
      </style:paragraph-properties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T126" style:parent-style-name="DefaultParagraphFont" style:family="text">
      <style:text-properties style:font-name="Times New Roman" fo:language="uk" fo:country="UA"/>
    </style:style>
    <style:style style:name="T127" style:parent-style-name="DefaultParagraphFont" style:family="text">
      <style:text-properties style:font-name="Times New Roman" fo:font-style="italic" style:font-style-asian="italic" fo:language="uk" fo:country="UA"/>
    </style:style>
    <style:style style:name="T128" style:parent-style-name="DefaultParagraphFont" style:family="text">
      <style:text-properties style:font-name="Times New Roman" fo:language="uk" fo:country="UA"/>
    </style:style>
    <style:style style:name="T129" style:parent-style-name="DefaultParagraphFont" style:family="text">
      <style:text-properties style:font-name="Times New Roman" fo:language="uk" fo:country="UA"/>
    </style:style>
    <style:style style:name="P130" style:parent-style-name="Normal" style:family="paragraph">
      <style:text-properties style:font-name="Times New Roman" fo:color="#FF0000" fo:language="uk" fo:country="UA"/>
    </style:style>
    <style:style style:name="T131" style:parent-style-name="DefaultParagraphFont" style:family="text">
      <style:text-properties style:font-name="Times New Roman" fo:language="uk" fo:country="UA"/>
    </style:style>
    <style:style style:name="T132" style:parent-style-name="Hyperlink" style:family="text">
      <style:text-properties style:font-name="Times New Roman" style:use-window-font-color="true" fo:language="uk" fo:country="UA"/>
    </style:style>
    <style:style style:name="T133" style:parent-style-name="DefaultParagraphFont" style:family="text">
      <style:text-properties style:font-name="Times New Roman" fo:language="uk" fo:country="UA"/>
    </style:style>
    <style:style style:name="T134" style:parent-style-name="DefaultParagraphFont" style:family="text">
      <style:text-properties fo:language="uk" fo:country="UA"/>
    </style:style>
    <style:style style:name="P135" style:parent-style-name="Normal" style:family="paragraph">
      <style:text-properties style:font-name="Times New Roman" fo:language="uk" fo:country="UA"/>
    </style:style>
    <style:style style:name="P136" style:parent-style-name="Normal" style:family="paragraph">
      <style:text-properties style:font-name="Times New Roman" fo:color="#FF0000" fo:language="uk" fo:country="UA"/>
    </style:style>
    <style:style style:name="T137" style:parent-style-name="null" style:family="text">
      <style:text-properties fo:color="#0070C0" fo:language="uk" fo:country="UA"/>
    </style:style>
    <style:style style:name="T138" style:parent-style-name="null" style:family="text">
      <style:text-properties fo:color="#0070C0"/>
    </style:style>
    <style:style style:name="T139" style:parent-style-name="null" style:family="text">
      <style:text-properties fo:color="#0070C0"/>
    </style:style>
    <style:style style:name="P140" style:parent-style-name="Normal" style:family="paragraph">
      <style:text-properties style:font-name="Times New Roman" fo:color="#FF0000" fo:language="uk" fo:country="UA"/>
    </style:style>
    <style:style style:name="P141" style:parent-style-name="Normal" style:family="paragraph">
      <style:text-properties style:font-name="Times New Roman" fo:language="uk" fo:country="UA"/>
    </style:style>
    <style:style style:name="P142" style:parent-style-name="Normal" style:family="paragraph">
      <style:text-properties style:font-name="Times New Roman" fo:language="uk" fo:country="UA"/>
    </style:style>
    <style:style style:name="T143" style:parent-style-name="DefaultParagraphFont" style:family="text">
      <style:text-properties style:font-name="Times New Roman" fo:color="#0070C0" fo:language="uk" fo:country="UA"/>
    </style:style>
    <style:style style:name="T144" style:parent-style-name="null" style:family="text">
      <style:text-properties fo:color="#0070C0" fo:language="uk" fo:country="UA"/>
    </style:style>
    <style:style style:name="T145" style:parent-style-name="null" style:family="text">
      <style:text-properties fo:color="#0070C0" fo:language="uk" fo:country="UA"/>
    </style:style>
    <style:style style:name="T146" style:parent-style-name="null" style:family="text">
      <style:text-properties fo:color="#0070C0" fo:language="uk" fo:country="UA"/>
    </style:style>
    <style:style style:name="T147" style:parent-style-name="null" style:family="text">
      <style:text-properties fo:color="#0070C0" fo:language="uk" fo:country="UA"/>
    </style:style>
    <style:style style:name="T148" style:parent-style-name="null" style:family="text">
      <style:text-properties fo:color="#0070C0" fo:language="uk" fo:country="UA"/>
    </style:style>
    <style:style style:name="T149" style:parent-style-name="null" style:family="text">
      <style:text-properties fo:color="#0070C0"/>
    </style:style>
    <style:style style:name="T150" style:parent-style-name="null" style:family="text">
      <style:text-properties fo:color="#0070C0" fo:language="uk" fo:country="UA"/>
    </style:style>
    <style:style style:name="T151" style:parent-style-name="null" style:family="text">
      <style:text-properties fo:color="#0070C0"/>
    </style:style>
    <style:style style:name="T152" style:parent-style-name="DefaultParagraphFont" style:family="text">
      <style:text-properties fo:language="uk" fo:country="UA"/>
    </style:style>
    <style:style style:name="T153" style:parent-style-name="DefaultParagraphFont" style:family="text">
      <style:text-properties fo:language="uk" fo:country="UA"/>
    </style:style>
    <style:style style:name="T154" style:parent-style-name="DefaultParagraphFont" style:family="text">
      <style:text-properties fo:language="uk" fo:country="UA"/>
    </style:style>
    <style:style style:name="T155" style:parent-style-name="DefaultParagraphFont" style:family="text">
      <style:text-properties fo:language="uk" fo:country="UA"/>
    </style:style>
    <style:style style:name="T156" style:parent-style-name="DefaultParagraphFont" style:family="text">
      <style:text-properties fo:language="uk" fo:country="UA"/>
    </style:style>
    <style:style style:name="T157" style:parent-style-name="DefaultParagraphFont" style:family="text">
      <style:text-properties fo:language="uk" fo:country="UA"/>
    </style:style>
    <style:style style:name="P158" style:parent-style-name="Normal" style:family="paragraph">
      <style:text-properties style:font-name="Times New Roman" fo:language="uk" fo:country="UA"/>
    </style:style>
    <style:style style:name="P159" style:parent-style-name="Normal" style:family="paragraph">
      <style:text-properties style:font-name="Times New Roman" fo:language="uk" fo:country="UA"/>
    </style:style>
    <style:style style:name="P160" style:parent-style-name="Normal" style:family="paragraph">
      <style:text-properties style:font-name="Times New Roman" fo:language="uk" fo:country="UA"/>
    </style:style>
    <style:style style:name="T161" style:parent-style-name="DefaultParagraphFont" style:family="text">
      <style:text-properties style:font-name="Times New Roman" fo:color="#0070C0" fo:language="uk" fo:country="UA"/>
    </style:style>
    <style:style style:name="T162" style:parent-style-name="null" style:family="text">
      <style:text-properties fo:color="#0070C0"/>
    </style:style>
    <style:style style:name="T163" style:parent-style-name="null" style:family="text">
      <style:text-properties fo:color="#0070C0"/>
    </style:style>
    <style:style style:name="T164" style:parent-style-name="null" style:family="text">
      <style:text-properties fo:color="#0070C0" fo:language="uk" fo:country="UA"/>
    </style:style>
    <style:style style:name="P165" style:parent-style-name="Normal" style:family="paragraph">
      <style:text-properties style:font-name="Times New Roman" fo:language="uk" fo:country="UA"/>
    </style:style>
    <style:style style:name="P166" style:parent-style-name="Normal" style:family="paragraph">
      <style:text-properties style:font-name="Times New Roman" fo:language="uk" fo:country="UA"/>
    </style:style>
    <style:style style:name="P167" style:parent-style-name="Standard" style:family="paragraph">
      <style:paragraph-properties fo:widows="2" fo:orphans="2" style:vertical-align="auto"/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P168" style:parent-style-name="Standard" style:family="paragraph">
      <style:paragraph-properties fo:widows="2" fo:orphans="2" style:vertical-align="auto"/>
    </style:style>
    <style:style style:name="T169" style:parent-style-name="DefaultParagraphFont" style:family="text">
      <style:text-properties style:font-name="Times New Roman" style:font-name-complex="Times New Roman" fo:font-size="11pt" style:font-size-asian="11pt" style:font-size-complex="11pt" fo:language="uk" fo:country="UA" style:language-asian="en" style:country-asian="US" style:language-complex="ar" style:country-complex="SA"/>
    </style:style>
    <style:style style:name="T170" style:parent-style-name="DefaultParagraphFont" style:family="text">
      <style:text-properties style:font-name="Times New Roman" style:font-name-complex="Times New Roman" fo:color="#0000FF" fo:font-size="11pt" style:font-size-asian="11pt" style:font-size-complex="11pt" fo:language="uk" fo:country="UA" style:language-asian="en" style:country-asian="US" style:language-complex="ar" style:country-complex="SA"/>
    </style:style>
    <style:style style:name="T171" style:parent-style-name="DefaultParagraphFont" style:family="text">
      <style:text-properties style:font-name="Times New Roman" style:font-name-complex="Times New Roman" fo:color="#0000FF" fo:font-size="11pt" style:font-size-asian="11pt" style:font-size-complex="11pt" fo:language="uk" fo:country="UA" style:language-asian="en" style:country-asian="US" style:language-complex="ar" style:country-complex="SA"/>
    </style:style>
    <style:style style:name="P172" style:parent-style-name="Normal" style:family="paragraph">
      <style:text-properties fo:language="uk" fo:country="UA"/>
    </style:style>
    <style:style style:name="T173" style:parent-style-name="DefaultParagraphFont" style:family="text">
      <style:text-properties fo:language="uk" fo:country="UA"/>
    </style:style>
    <style:style style:name="T174" style:parent-style-name="DefaultParagraphFont" style:family="text">
      <style:text-properties fo:language="uk" fo:country="UA"/>
    </style:style>
    <style:style style:name="P175" style:parent-style-name="Normal" style:family="paragraph">
      <style:text-properties fo:language="uk" fo:country="UA"/>
    </style:style>
    <style:style style:name="T176" style:parent-style-name="DefaultParagraphFont" style:family="text">
      <style:text-properties fo:color="#0070C0" fo:language="uk" fo:country="UA"/>
    </style:style>
    <style:style style:name="T177" style:parent-style-name="null" style:family="text">
      <style:text-properties fo:color="#0070C0"/>
    </style:style>
    <style:style style:name="P178" style:parent-style-name="Normal" style:family="paragraph">
      <style:text-properties fo:language="uk" fo:country="UA"/>
    </style:style>
  </office:automatic-styles>
  <office:body>
    <office:text text:use-soft-page-breaks="true">
      <text:p text:style-name="P1">1. Щодо форм на - но, -то. Колись у словнику було так:<text:s/></text:p>
      <text:p text:style-name="P2"><text:s text:c="10"/>абоновано абонувати impers:imperf:perf:tran.<text:s/></text:p>
      <text:p text:style-name="Normal"><text:span text:style-name="T3">Я завважив, що дивно виглядає застосування взаємовиключних тегів (тобто<text:s/></text:span>imperf:perf).<text:s/><text:span text:style-name="T4">Тепер ти подав безособові форми всюди так:<text:s/></text:span></text:p>
      <text:p text:style-name="P5"><text:s text:c="11"/>абоновано абонувати impers.<text:s/></text:p>
      <text:p text:style-name="Normal"><text:span text:style-name="T6">Але самого тега<text:s/></text:span>impers<text:s/><text:span text:style-name="T7">замало. Треба tran - він був на своєму місці. Власне ВСІ<text:s/></text:span>impers<text:s/><text:span text:style-name="T8">повинні мати тег<text:s/></text:span>tran.<text:span text:style-name="T9"><text:s/>Безособовим формам властива категорія виду, тому</text:span><text:span text:style-name="T10"><text:s/>якийсь тег щодо (не)доконаності МАЄ бути, але подавати його треба послідовно для всіх дієслів та форм на -но, -то. Тобто зараз має бути imperf:perf, але якщо домовимося зрештою розвести на омоніми, то<text:s/></text:span>imperf<text:s/><text:span text:style-name="T11">і<text:s/></text:span>perf<text:span text:style-name="T12"><text:s/>окремо.</text:span></text:p>
      <text:p text:style-name="P13">Проте завваж, що є випадки БЕЗ омонімічності, наприклад:</text:p>
      <text:p text:style-name="Normal"><text:span text:style-name="T14"><text:s text:c="3"/>зламано зламати impers - тільки<text:s/></text:span>perf</text:p>
      <text:p text:style-name="Normal"><text:span text:style-name="T15"><text:s text:c="3"/>ламано ламати impers</text:span><text:s/><text:span text:style-name="T16">- тільки<text:s/></text:span>imperf</text:p>
      <text:p text:style-name="P17">В словнику наразі бракує низки безособових форм недок. виду, наприклад, обговорювано, казано, бито, ліплено. Всюди, де утворюємо пасивний дієприкметник<text:s/>від перехідного дієслова недок. виду (обговорюваний, казаний, битий, ліплений), повинна бути й відповідна форма на -но, -то недок. виду.</text:p>
      <text:p text:style-name="P18"/>
      <text:p text:style-name="Normal"><text:span text:style-name="T19">Андрій:<text:s/></text:span><text:span text:style-name="T20">Зараз tran/intran проставлені непослідовно (я їх автоматом брав з ВТССУМ і багато загубилося бо форматування<text:s/></text:span><text:span text:style-name="T21">в ВТССУМ дуже важке для програмного оброблення), а коли я обробляв дієслова облишив, бо й так було страшенно повільно (а я поки не використовую ці теги в правилах), окрім того, якщо дієслово tran напевне тре й мати відмінки яких воно вимагає, тож над цим т</text:span><text:span text:style-name="T22">ре працювати. Можливо я б віддав вам цю частину, але спочатку як буде час я спробую подивитися чи це можна автоматизувати.</text:span></text:p>
      <text:p text:style-name="P23"/>
      <text:p text:style-name="Normal"><text:span text:style-name="T24">Я:<text:s/></text:span><text:span text:style-name="T25">Тут ішлося насамперед про imperf:perf. Хоча tran:intran теж належить сюди. Над цими парами слід помізкувати: чи справді варто їх<text:s/></text:span><text:span text:style-name="T26">розводити в окремі омоніми.</text:span></text:p>
      <text:p text:style-name="Normal"/>
      <text:p text:style-name="Normal"><text:span text:style-name="T27">Андрій (дотичне питання):<text:s/></text:span><text:span text:style-name="T28">я там виправив проблему про яку ти казав: коли imperf та perf разом йдуть то майбутній має мати лише perf або теперішній час лише imperf і в мене вилізла деяка проблема з правилами (зокрема автовиправл</text:span><text:span text:style-name="T29">ення «давайте рахувати» -&gt; «рахуймо»)</text:span><text:span text:style-name="T30"><text:line-break/></text:span><text:span text:style-name="T31">так виглядає, що один з варіантів розв’язання цієї проблеми: розвести imperf та perf на різні позиції (зараз об’єднаних дієслів десь 750), але мені тре проаналізувати наслідки та як краще це зробити, тож візьму паузу</text:span><text:span text:style-name="T32">.<text:s/></text:span><text:span text:style-name="T33">сподіваюсь до кінця наступного тижня все це вирішу і викладу новий словник з цим і з дієприкметниками...</text:span></text:p>
      <text:p text:style-name="P34"/>
      <text:p text:style-name="Normal"><text:span text:style-name="T35">2. Ще про двовидові дієслова й подвійний тег<text:s/></text:span>imperf:perf.<text:s/><text:span text:style-name="T36">Виглядає так, що для таких дієслів (наприклад, абонувати) ти генеруєш усі словоформи з подві</text:span><text:span text:style-name="T37">йним тегом. Але це не завжди коректно, бо є словоформи, які тільки<text:s/></text:span>imperf<text:s/><text:span text:style-name="T38">або тільки<text:s/></text:span>perf.<text:s/><text:span text:style-name="T39">Я про це писав раніше:</text:span></text:p>
      <text:p text:style-name="P40"><text:span text:style-name="T41">форма<text:s/></text:span><text:span text:style-name="T42">абоную</text:span><text:span text:style-name="T43"><text:s/>теп. часу - лише<text:s/></text:span><text:span text:style-name="T44">imperf</text:span><text:span text:style-name="T45"><text:s/>(що роблю?), а в майб. часі форми розходяться:<text:s/></text:span><text:span text:style-name="T46">абоную</text:span><text:span text:style-name="T47"><text:s/>- лише<text:s/></text:span><text:span text:style-name="T48">perf (</text:span><text:span text:style-name="T49">що зроблю?), а абонуватиму – лише<text:s/></text:span><text:span text:style-name="T50">imperf (</text:span><text:span text:style-name="T51">що робитиму?)</text:span><text:span text:style-name="T52">.</text:span><text:span text:style-name="T53"><text:s/>Наразі в словнику їх подано з помилками:</text:span></text:p>
      <text:p text:style-name="P54"/>
      <text:p text:style-name="P55"><text:span text:style-name="T56">абоную абонувати verb:pres:s:1:imperf:perf:tran - не треба<text:s/></text:span><text:span text:style-name="T57">perf</text:span></text:p>
      <text:p text:style-name="P58"><text:span text:style-name="T59">абоную абонувати verb:futr:s:1:imperf:perf:tran</text:span><text:span text:style-name="T60"><text:s/>- <text:s/></text:span><text:span text:style-name="T61">не треба<text:s/></text:span><text:span text:style-name="T62">imperf</text:span></text:p>
      <text:p text:style-name="Normal"><text:span text:style-name="T63"><text:s text:c="10"/></text:span><text:span text:style-name="T64">абонуватиму абонувати<text:s/></text:span><text:span text:style-name="T65">verb:futr:s:1:imperf:perf:tran -<text:s/></text:span><text:span text:style-name="T66">не треба<text:s/></text:span><text:span text:style-name="T67">perf</text:span></text:p>
      <text:p text:style-name="P68">Ці помилки наразі не виправлено.</text:p>
      <text:p text:style-name="P69"/>
      <text:p text:style-name="Normal"><text:span text:style-name="T70">Андрій:<text:s/></text:span><text:span text:style-name="T71">Прибрав подвійну форму де можна швидко</text:span></text:p>
      <text:p text:style-name="P72"/>
      <text:p text:style-name="P73">3. Залишаються неврахованими такі мої раніші зауваги:</text:p>
      <text:p text:style-name="P74"><text:span text:style-name="T75">Укр. мові загалом властиво позначати доконаність окремим формантом, часто</text:span><text:span text:style-name="T76"><text:s/>префіксом. За рад. часу такі форми притлумлювали, а тепер вони відроджуються . Наприклад, слово<text:s/></text:span><text:span text:style-name="T77">калькувати</text:span><text:span text:style-name="T78"><text:s/>в СУМ-і описано як «недок. і док.», хоча сьогодні очевидно, що в недок. виді цієї форми вживати не можна – треба лише<text:s/></text:span><text:span text:style-name="T79">скалькувати</text:span><text:span text:style-name="T80">. Звідси наслідки:<text:s/></text:span><text:span text:style-name="T81">калькувати</text:span><text:span text:style-name="T82"><text:s/>і похідні - лише<text:s/></text:span><text:span text:style-name="T83">imperf;<text:s/></text:span><text:span text:style-name="T84">у майб. часі немає форм<text:s/></text:span><text:span text:style-name="T85">калькую, калькуємо</text:span><text:span text:style-name="T86"><text:s/>тощо - це форми лише теп. часу.<text:s/></text:span><text:span text:style-name="T87">Кальковано</text:span><text:span text:style-name="T88"><text:s/>– це лише<text:s/></text:span><text:span text:style-name="T89">imperf.</text:span><text:span text:style-name="T90"><text:s/>Порівняй з тим, як їх наразі подано в словнику.</text:span></text:p>
      <text:p text:style-name="P91"/>
      <text:p text:style-name="P92"><text:span text:style-name="T93">Андрій:<text:s/></text:span><text:span text:style-name="T94">Тут я не проти, але в мене завжди була д</text:span><text:span text:style-name="T95">и</text:span><text:span text:style-name="T96">лема: чи в ПЗ<text:s/></text:span><text:span text:style-name="T97">намагатися виправляти мову чи дотримуватися чинних норм, часто це компроміс, але поки для проблеми доконаності я йду з ВТССУМ/УЛІФ. Я обома руками рекоменду</text:span><text:span text:style-name="T98">ю</text:span><text:span text:style-name="T99"><text:s/>доконані форми з префіксом, але боюсь якщо одразу форми поміняти (відійти від офіц. джерел) то баг</text:span><text:span text:style-name="T100">ато народ не зрозуміє (Кувалд</text:span><text:span text:style-name="T101">и</text:span><text:span text:style-name="T102">зація — це шоковий підхід ). Якщо це не дуже нагально, я б лишив це на десерт, підхід тре обмізкувати і обговорити.</text:span></text:p>
      <text:p text:style-name="P103"/>
      <text:p text:style-name="P104"><text:span text:style-name="T105">Я:<text:s/></text:span><text:span text:style-name="T106">Ну, для корпусних завдань алгоритм/словник може бути трішки greedy, тобто допускати й те, й те. В тексті б</text:span><text:span text:style-name="T107">уде видно. Доведеться більше розомонімізовувати одначе. В кожному разі дієслова з префіксами (типу засканувати) треба в словнику мати.</text:span></text:p>
      <text:p text:style-name="P108"/>
      <text:p text:style-name="Normal"><text:span text:style-name="T109">4. Не всюди усунуто дублювання тегів<text:s/></text:span>perf:perf<text:span text:style-name="T110">:</text:span></text:p>
      <text:p text:style-name="P111">відрізнити відрізнити verb:inf:perf:perf:tran - і в похідних</text:p>
      <text:p text:style-name="P112">встояти встояти verb:inf:perf:perf:tran:v-u - і в похідних</text:p>
      <text:p text:style-name="P113">устояти устояти verb:inf:perf:perf:tran:v-u</text:p>
      <text:p text:style-name="P114">допуститися допуститися verb:rev:inf:perf:perf</text:p>
      <text:p text:style-name="P115">дошукатися дошукатися verb:rev:inf:perf:perf</text:p>
      <text:p text:style-name="P116">тощо</text:p>
      <text:p text:style-name="P117"/>
      <text:p text:style-name="Normal"><text:span text:style-name="T118">Андрій:<text:s/></text:span><text:span text:style-name="T119">Виправив (там було менше десятка)</text:span></text:p>
      <text:p text:style-name="P120"/>
      <text:p text:style-name="Normal"><text:span text:style-name="T121">5. Ми пропонували, щоб<text:s/></text:span><text:span text:style-name="T122">лемою до дієприслівника був дієприслівник. <text:s/>У нас була</text:span><text:s/><text:span text:style-name="T123">така дискусія:</text:span></text:p>
      <text:p text:style-name="P124">Андрій: Це тре обговорити, по-перше словники (ВТССУМ) не дають дієприслівники, також уліф завжди їх дає всередині статті про дієслово; для мене це проблематично, бо коли я пишу правило на «зняти/знімати квартиру», одразу ловиться «знявши/знімаючи крартиру», якщо я розіб’ю, кожного разу мені тре писати «зняти/знявши/знімаючи квартиру» тощо</text:p>
      <text:p text:style-name="P125"/>
      <text:p text:style-name="Normal"><text:span text:style-name="T126">Ми: Це твоє правило в кожному разі не охоплює дієприкметника (</text:span><text:span text:style-name="T127">знята квартира</text:span><text:span text:style-name="T128">). Тому дієприкметник<text:s/></text:span><text:span text:style-name="T129">треба прописувати в правилі окремо. Те саме пропонуємо робити й з дієприслівником. Правила ж ці стосуються окремих слів.</text:span></text:p>
      <text:p text:style-name="P130"/>
      <text:p text:style-name="Normal"><text:span text:style-name="T131">Я: Тепер додам ще таке: у статті про дієприслівник (<text:s/></text:span><text:a xlink:href="http://izbornyk.org.ua/ukrmova/um207.htm" office:target-frame-name="_top" xlink:show="replace"><text:span text:style-name="T132">http://izbornyk.org.ua/ukrmova/um207.htm</text:span></text:a><text:span text:style-name="T133"><text:s/>) один із наших найкращих граматистів І. Вихованець пише:<text:s/></text:span>В україністиці Д. переважно розглядають як дієсл. утворення або як гібридну дієслівно-прислівникову категорію, що має ознаки дієслова і прислівника. Ост. часом укр. мовознавці кваліфікують Д. як віддієсл. прислівник.<text:span text:style-name="T134">»</text:span></text:p>
      <text:p text:style-name="P135">Що ти на це все скажеш?<text:s/></text:p>
      <text:p text:style-name="P136"/>
      <text:p text:style-name="Normal"><text:span text:style-name="T137">Андрій:<text:s/></text:span><text:span text:style-name="T138">Я не проти, навіть за, і це фактично поміняти рядок-другий в скрипті і перегенерувати словник, але мені тре буде глянути де ламаються правила що реагують на дієс</text:span><text:span text:style-name="T139">лова і в усі поломані додати дієприслівники. Також я хочу подивитися як будуть поводитися правила, якщо дієприслівники в них трактувати як прислівники, якщо це буде добре працювати то я можливо поміняю тег adp на advp.</text:span></text:p>
      <text:p text:style-name="P140"/>
      <text:p text:style-name="P141">6. Про дієприкметники. Як ми домовлялися, Мар’яна взялася вивести в окремий список усі дієприкметники, щоб можна було їм присвоїти окремий тег. Але поки вона працювала, ти змінював, удосконалював словник, присилав видозмінені його версії, що зачіпали, зокрема, й дієприкметники. Тому питання:<text:s/>чи можна тепер взятися і зробити цю роботу, чи ти будеш ще щось у цій ділянці міняти? Залишається відкритим також раніше сформульоване запитання: як забезпечити, щоб надалі нові дієприкметники маркувались як дієприкметники? Може, до дієприкметників ставити ДОДАТКОВИЙ тег?</text:p>
      <text:p text:style-name="P142"/>
      <text:p text:style-name="Normal"><text:span text:style-name="T143">Андрій:<text:s/></text:span><text:span text:style-name="T144">прислав оновлений список дієприкметників<text:s/></text:span><text:span text:style-name="T145">(</text:span><text:span text:style-name="T146">all_diepr5.txt</text:span><text:span text:style-name="T147">)<text:s/></text:span><text:span text:style-name="T148">- всі вони позначені тегом ^adjp</text:span><text:span text:style-name="T149">,<text:s/></text:span><text:span text:style-name="T150">проставлено також тег<text:s/></text:span><text:span text:style-name="T151">:bad.<text:s/></text:span></text:p>
      <text:soft-page-break/>
      <text:p text:style-name="Normal"><text:span text:style-name="T152">Я: Нам треба переглянути цей список, висловити зауваги, й через тиждень Андрій пришле оновлений словник<text:s/></text:span>spell-uk<text:s/><text:span text:style-name="T153">уже з дієпри</text:span><text:span text:style-name="T154">кметниками. Тоді завдання зведеться, фактично, до того, щоб перевірити, чи немає помилок із прикметниками/дієприкметниками. Те саме треба буде зробити з новими словами.</text:span><text:span text:style-name="T155"><text:s/>Поки що в Андрієвому списку мене дещо турбують комбінації тегів :</text:span>pres:past<text:s/><text:span text:style-name="T156">та<text:s/></text:span>:past:pres.<text:s/><text:span text:style-name="T157">Треба буде їх обговорити.</text:span></text:p>
      <text:p text:style-name="P158"/>
      <text:p text:style-name="P159">7. Про нові слова. На моє прохання Мар’яна зробила з твоїх списків нових слів інверсійні. Таким чином слова з однотипними закінченнями опиняються разом, утворюючи «квазіпакет» (квазі-, бо не всі можуть бути насправді однотипні). Ми спробуємо опрацьовувати нові слова саме такими квазіпакетами й надсилати тобі. Питання: які прапорці ставити до таких слів? Спробувати вживати теги з твого опису spell-uk/src/Affix? В кожному разі ти зможеш перевірити, чи правильно поставлено прапорці. Як варіант, ми можемо на початку пакету давати словесний опис (але чи справді це потрібно?)</text:p>
      <text:p text:style-name="P160"/>
      <text:p text:style-name="Normal"><text:span text:style-name="T161">Андрій: о</text:span><text:span text:style-name="T162">пис не тре,</text:span><text:span text:style-name="T163"><text:s/>спробуйте ставити прапорці як в spell-uk і пришліть мені пробний список слів на 100, побачимо як це спрацює</text:span><text:span text:style-name="T164">. Найповніший список нових слів із маленької літери - all_lowcase_newwords.txt</text:span></text:p>
      <text:p text:style-name="P165"><text:s/></text:p>
      <text:p text:style-name="P166">8. Про кличний відмінок. Була така дискусія:</text:p>
      <text:p text:style-name="P167">Ми: Додати форми кличного відмінка для всіх іменників.<text:s/></text:p>
      <text:p text:style-name="P168"><text:span text:style-name="T169">Андрій:<text:s/></text:span><text:span text:style-name="T170">це можна (тре додати прапорець кличного до іменників в spell-uk/src/Dictionary/*.lst, але боюсь що багато форм є дуже рідковживаними, тож вони будуть заважати перевірці орфографії, хіба що додати тег :rare і<text:s/></text:span><text:span text:style-name="T171">ігнорувати в спелчекері</text:span></text:p>
      <text:p text:style-name="P172"/>
      <text:p text:style-name="Normal"><text:span text:style-name="T173">Я: пропоную додати прапорець кличного відмінка й відразу ж тег<text:s/></text:span>:rare<text:span text:style-name="T174"><text:s/>- він не заважатиме.</text:span></text:p>
      <text:p text:style-name="P175"/>
      <text:p text:style-name="Normal"><text:span text:style-name="T176">Андрій:<text:s/></text:span><text:span text:style-name="T177">домовилися</text:span></text:p>
      <text:p text:style-name="P1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0" fo:orphans="0"/>
      <style:text-properties style:font-name="Liberation Serif" style:font-name-asian="WenQuanYi Zen Hei Sharp" style:font-name-complex="Lohit Devanagar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ull" style:display-name="null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7875in" fo:margin-left="0.984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</meta:initial-creator>
    <dc:creator>Admin</dc:creator>
    <meta:creation-date>2014-10-15T20:58:00Z</meta:creation-date>
    <dc:date>2014-10-19T09:21:00Z</dc:date>
    <meta:template xlink:href="Normal" xlink:type="simple"/>
    <meta:editing-cycles>6</meta:editing-cycles>
    <meta:editing-duration>PT4680S</meta:editing-duration>
    <meta:document-statistic meta:page-count="3" meta:paragraph-count="329" meta:word-count="615" meta:character-count="8249" meta:row-count="318" meta:non-whitespace-character-count="7963"/>
  </office:meta>
</office:document-meta>
</file>